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4e20" officeooo:paragraph-rsid="000b4e20"/>
    </style:style>
    <style:style style:name="T1" style:family="text">
      <style:text-properties officeooo:rsid="000d1b29"/>
    </style:style>
    <style:style style:name="T2" style:family="text">
      <style:text-properties officeooo:rsid="000e1a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Eukaryot<text:span text:style-name="T2">ic</text:span></text:p>
          </table:table-cell>
          <table:table-cell table:style-name="Table1.B1" office:value-type="string">
            <text:p text:style-name="P1">Prokaryot<text:span text:style-name="T2">ic</text:span></text:p>
          </table:table-cell>
        </table:table-row>
        <table:table-row>
          <table:table-cell table:style-name="Table1.A2" office:value-type="string">
            <text:p text:style-name="P1">mRNA molecules are monocistronic, containing the coding sequence only for one polypep<text:span text:style-name="T1">ti</text:span>de.</text:p>
          </table:table-cell>
          <table:table-cell table:style-name="Table1.B2" office:value-type="string">
            <text:p text:style-name="P1">mRNA molecules are polycistronic containing the coding sequence of several genes of a par<text:span text:style-name="T1">ti</text:span>cular metabolic pathway.</text:p>
          </table:table-cell>
        </table:table-row>
        <table:table-row>
          <table:table-cell table:style-name="Table1.A2" office:value-type="string">
            <text:p text:style-name="P1"><text:span text:style-name="T1">P</text:span>rotein synthesis occurs in the</text:p>
            <text:p text:style-name="P1">cytoplasm.</text:p>
          </table:table-cell>
          <table:table-cell table:style-name="Table1.B2" office:value-type="string">
            <text:p text:style-name="P1"><text:span text:style-name="T1">P</text:span>rotein synthesis begins</text:p>
            <text:p text:style-name="P1">even before the transcrip on of mRNA</text:p>
            <text:p text:style-name="P1">molecule is completed. This is called</text:p>
            <text:p text:style-name="P1">coupled transcrip<text:span text:style-name="T1">ti</text:span>on - transla<text:span text:style-name="T1">ti</text:span>on.</text:p>
          </table:table-cell>
        </table:table-row>
        <table:table-row>
          <table:table-cell table:style-name="Table1.A2" office:value-type="string">
            <text:p text:style-name="P1"><text:span text:style-name="T1">M</text:span>ost of the gene have introns or non-coding sequences along with exons or coding sequences. The exons are joined together and</text:p>
            <text:p text:style-name="P1">introns are removed during mRNA processing.</text:p>
          </table:table-cell>
          <table:table-cell table:style-name="Table1.B2" office:value-type="string">
            <text:p text:style-name="P1"><text:span text:style-name="T1">They</text:span> do not have introns (Except</text:p>
            <text:p text:style-name="P1">Archaebacteria). Therefore mRNA</text:p>
            <text:p text:style-name="P1">processing is not required.</text:p>
          </table:table-cell>
        </table:table-row>
        <table:table-row>
          <table:table-cell table:style-name="Table1.A2" office:value-type="string">
            <text:p text:style-name="P1">The primary mRNA transcript in eukaryotes</text:p>
            <text:p text:style-name="P1">undergoes processing and splicing to change into a func<text:span text:style-name="T1">ti</text:span>onal mRNA.</text:p>
          </table:table-cell>
          <table:table-cell table:style-name="Table1.B2" office:value-type="string">
            <text:p text:style-name="P1"><text:span text:style-name="T1">The </text:span>splicing of mRNA</text:p>
            <text:p text:style-name="P1">transcript does not occu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9:19:38.931724000</meta:creation-date>
    <dc:date>2016-11-02T19:42:24.636549312</dc:date>
    <meta:editing-duration>PT12M35S</meta:editing-duration>
    <meta:editing-cycles>3</meta:editing-cycles>
    <meta:generator>LibreOffice/5.1.4.2$Linux_x86 LibreOffice_project/10m0$Build-2</meta:generator>
    <meta:document-statistic meta:table-count="1" meta:image-count="0" meta:object-count="0" meta:page-count="1" meta:paragraph-count="19" meta:word-count="120" meta:character-count="812" meta:non-whitespace-character-count="711"/>
  </office:meta>
</office:document-meta>
</file>